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01fc4"/>
    </style:style>
    <style:style style:name="T1" style:family="text">
      <style:text-properties officeooo:rsid="00001fc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Heading</text:h>
      <text:h text:style-name="P1" text:outline-level="1">Heading</text:h>
      <text:h text:style-name="P1" text:outline-level="1">Heading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First_20_Page">
      <style:paragraph-properties fo:margin-top="0.1665in" fo:margin-bottom="0.0835in" style:contextual-spacing="false" style:page-number="1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officeooo:rsid="00001fc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><text:span text:style-name="MT1">Page </text:span><text:page-number text:select-page="current">5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7T08:12:33.310970941</meta:creation-date>
    <dc:date>2024-04-27T08:16:13.867240289</dc:date>
    <meta:editing-duration>PT3M41S</meta:editing-duration>
    <meta:editing-cycles>1</meta:editing-cycles>
    <meta:document-statistic meta:table-count="0" meta:image-count="0" meta:object-count="0" meta:page-count="5" meta:paragraph-count="4" meta:word-count="5" meta:character-count="27" meta:non-whitespace-character-count="26"/>
    <meta:generator>LibreOffice/24.2.0.3$Linux_X86_64 LibreOffice_project/da48488a73ddd66ea24cf16bbc4f7b9c08e9bea1</meta:generator>
  </office:meta>
</office:document-meta>
</file>